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671cm" style:rel-column-width="936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4.283cm" style:rel-column-width="10922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ef2e3" officeooo:paragraph-rsid="001ef2e3"/>
    </style:style>
    <style:style style:name="P2" style:family="paragraph" style:parent-style-name="Standard">
      <style:text-properties officeooo:rsid="001ef2e3" officeooo:paragraph-rsid="001fbce5"/>
    </style:style>
    <style:style style:name="P3" style:family="paragraph" style:parent-style-name="Standard">
      <style:text-properties officeooo:rsid="0021242c" officeooo:paragraph-rsid="0021242c"/>
    </style:style>
    <style:style style:name="P4" style:family="paragraph" style:parent-style-name="Standard">
      <style:text-properties officeooo:rsid="0021b71f" officeooo:paragraph-rsid="0021b71f"/>
    </style:style>
    <style:style style:name="P5" style:family="paragraph" style:parent-style-name="Standard">
      <style:text-properties officeooo:rsid="0025dc63" officeooo:paragraph-rsid="0025dc63"/>
    </style:style>
    <style:style style:name="P6" style:family="paragraph" style:parent-style-name="Standard">
      <style:text-properties officeooo:rsid="0025dc63" officeooo:paragraph-rsid="0026ee45"/>
    </style:style>
    <style:style style:name="P7" style:family="paragraph" style:parent-style-name="Standard">
      <style:text-properties fo:font-weight="bold" officeooo:rsid="0025dc63" officeooo:paragraph-rsid="0025dc63" style:font-weight-asian="bold" style:font-weight-complex="bold"/>
    </style:style>
    <style:style style:name="P8" style:family="paragraph" style:parent-style-name="Standard">
      <style:text-properties officeooo:rsid="0026ee45" officeooo:paragraph-rsid="0026ee45"/>
    </style:style>
    <style:style style:name="P9" style:family="paragraph" style:parent-style-name="Standard">
      <style:text-properties officeooo:rsid="0028d7bf" officeooo:paragraph-rsid="0028d7bf"/>
    </style:style>
    <style:style style:name="P10" style:family="paragraph" style:parent-style-name="Standard">
      <style:text-properties officeooo:rsid="001ef2e3" officeooo:paragraph-rsid="001ef2e3"/>
    </style:style>
    <style:style style:name="P11" style:family="paragraph" style:parent-style-name="Standard">
      <style:text-properties officeooo:rsid="001ef2e3" officeooo:paragraph-rsid="002c3a9c"/>
    </style:style>
    <style:style style:name="P12" style:family="paragraph" style:parent-style-name="Standard">
      <style:text-properties officeooo:rsid="001ef2e3" officeooo:paragraph-rsid="00323863"/>
    </style:style>
    <style:style style:name="P13" style:family="paragraph" style:parent-style-name="Standard">
      <style:text-properties officeooo:rsid="002c3a9c" officeooo:paragraph-rsid="002c3a9c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3a9c" officeooo:paragraph-rsid="002c3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3a9c" officeooo:paragraph-rsid="002cf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3a9c" officeooo:paragraph-rsid="002da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3a9c" officeooo:paragraph-rsid="00323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1d2" officeooo:paragraph-rsid="002cf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1d2" officeooo:paragraph-rsid="00323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3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b6c" officeooo:paragraph-rsid="002da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b6c" officeooo:paragraph-rsid="00323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ca7" officeooo:paragraph-rsid="002f6c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2b5a" officeooo:paragraph-rsid="00332b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bce5"/>
    </style:style>
    <style:style style:name="T2" style:family="text">
      <style:text-properties officeooo:rsid="00231af4"/>
    </style:style>
    <style:style style:name="T3" style:family="text">
      <style:text-properties officeooo:rsid="0026ee45"/>
    </style:style>
    <style:style style:name="T4" style:family="text">
      <style:text-properties officeooo:rsid="0028d7bf"/>
    </style:style>
    <style:style style:name="T5" style:family="text">
      <style:text-properties officeooo:rsid="002cf1d2"/>
    </style:style>
    <style:style style:name="T6" style:family="text">
      <style:text-properties officeooo:rsid="002dab6c"/>
    </style:style>
    <style:style style:name="T7" style:family="text">
      <style:text-properties officeooo:rsid="002f6ca7"/>
    </style:style>
    <style:style style:name="T8" style:family="text">
      <style:text-properties officeooo:rsid="00305529"/>
    </style:style>
    <style:style style:name="T9" style:family="text">
      <style:text-properties officeooo:rsid="00323863"/>
    </style:style>
    <style:style style:name="T10" style:family="text">
      <style:text-properties officeooo:rsid="003514a7"/>
    </style:style>
    <style:style style:name="T11" style:family="text">
      <style:text-properties officeooo:rsid="003606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display_2 timing</text:p>
      <text:p text:style-name="P1"/>
      <text:p text:style-name="P1">Clock for the one wire link.</text:p>
      <text:p text:style-name="P1"/>
      <text:p text:style-name="P1">Synchronise 9.6K data stream to 16MHz CPU frequency.</text:p>
      <text:p text:style-name="P1"/>
      <text:p text:style-name="P2">UNO (328) Use timer zero <text:span text:style-name="T1">with times 8 prescaler giving a 2MHz clock. <text:s/></text:span></text:p>
      <text:p text:style-name="P3">Counts to 208.</text:p>
      <text:p text:style-name="P3"/>
      <text:p text:style-name="P4">A<text:span text:style-name="T2">T</text:span>tiny 1606 also offers a times 8 prescaler</text:p>
      <text:p text:style-name="P4"/>
      <text:p text:style-name="P4"/>
      <text:p text:style-name="P7">Timing</text:p>
      <text:p text:style-name="P5"/>
      <text:p text:style-name="P9">Set WPU on com port</text:p>
      <text:p text:style-name="P5">Set slow clock tick rate AND call Display_driver(0);</text:p>
      <text:p text:style-name="P5">Tick 1<text:tab/><text:tab/><text:tab/><text:tab/> call Display_driver(1);</text:p>
      <text:p text:style-name="P5">Tick 2<text:tab/><text:tab/><text:tab/><text:tab/> call Display_driver(2);</text:p>
      <text:p text:style-name="P5">Tick 3<text:tab/><text:tab/><text:tab/><text:tab/> call Display_driver(3);</text:p>
      <text:p text:style-name="P5"/>
      <text:p text:style-name="P5">Tick 7<text:tab/><text:tab/><text:tab/><text:tab/> call Display_driver(7); AND set fast clock tick rate and issue start bit</text:p>
      <text:p text:style-name="P5">Tick 8<text:tab/><text:tab/><text:tab/><text:tab/> send <text:span text:style-name="T3">bit 0</text:span></text:p>
      <text:p text:style-name="P6">Tick <text:span text:style-name="T3">9</text:span><text:tab/><text:tab/><text:tab/><text:tab/> send <text:span text:style-name="T3">bit 1</text:span></text:p>
      <text:p text:style-name="P6"/>
      <text:p text:style-name="P8">Tick 15<text:tab/><text:tab/><text:tab/>send bit 7</text:p>
      <text:p text:style-name="P8">Ticks 16 – 24<text:tab/><text:tab/><text:tab/>receive start bit and 8 data bits and wait 0.5 clock cycle <text:span text:style-name="T4">then WPU</text:span></text:p>
      <text:p text:style-name="P8"/>
      <text:p text:style-name="P8">Repeat with slow clock tick AND Display_driver(0)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3">Timing</text:p>
      <text:p text:style-name="P13"/>
      <text:p text:style-name="P11"/>
      <text:p text:style-name="P1"/>
      <text:p text:style-name="P1"/>
      <text:p text:style-name="P1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7">Start TCA</text:p>
          </table:table-cell>
          <table:table-cell table:style-name="Table1.A1" table:number-columns-spanned="5" office:value-type="string">
            <text:p text:style-name="P23">for loop controls display of digits 0 to 6</text:p>
          </table:table-cell>
          <table:covered-table-cell/>
          <table:covered-table-cell/>
          <table:covered-table-cell/>
          <table:covered-table-cell/>
          <table:table-cell table:style-name="Table1.G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Initiate first</text:p>
            <text:p text:style-name="P17"><text:span text:style-name="T6">display</text:span> tick</text:p>
          </table:table-cell>
          <table:table-cell table:style-name="Table1.A2" office:value-type="string">
            <text:p text:style-name="P15">m= 0</text:p>
          </table:table-cell>
          <table:table-cell table:style-name="Table1.A2" office:value-type="string">
            <text:p text:style-name="P15">m= 1</text:p>
          </table:table-cell>
          <table:table-cell table:style-name="Table1.A2" office:value-type="string">
            <text:p text:style-name="P15"><text:span text:style-name="T8">m</text:span>= 2,3 <text:span text:style-name="T5">and </text:span>4</text:p>
          </table:table-cell>
          <table:table-cell table:style-name="Table1.A2" office:value-type="string">
            <text:p text:style-name="P15">m= 5</text:p>
          </table:table-cell>
          <table:table-cell table:style-name="Table1.A2" office:value-type="string">
            <text:p text:style-name="P15">m= 6</text:p>
          </table:table-cell>
          <table:table-cell table:style-name="Table1.G2" office:value-type="string">
            <text:p text:style-name="P19">m = 7</text:p>
          </table:table-cell>
        </table:table-row>
        <table:table-row>
          <table:table-cell table:style-name="Table1.A2" office:value-type="string">
            <text:p text:style-name="P23">Set Comms port to WPU</text:p>
          </table:table-cell>
          <table:table-cell table:style-name="Table1.A2" office:value-type="string">
            <text:p text:style-name="P15">Drive digit[0] <text:span text:style-name="T6">and wait for tick</text:span></text:p>
          </table:table-cell>
          <table:table-cell table:style-name="Table1.A2" office:value-type="string">
            <text:p text:style-name="P15">Drive digit[1] <text:span text:style-name="T6">and wait for tick</text:span></text:p>
          </table:table-cell>
          <table:table-cell table:style-name="Table1.A2" office:value-type="string">
            <text:p text:style-name="P19">Drive digits 2,3 and 4</text:p>
          </table:table-cell>
          <table:table-cell table:style-name="Table1.A2" office:value-type="string">
            <text:p text:style-name="P15">Drive digit[5] <text:span text:style-name="T6">and wait for tick</text:span></text:p>
          </table:table-cell>
          <table:table-cell table:style-name="Table1.A2" office:value-type="string">
            <text:p text:style-name="P15">Drive digit[6] <text:span text:style-name="T6">and wait for tick</text:span></text:p>
          </table:table-cell>
          <table:table-cell table:style-name="Table1.G2" office:value-type="string">
            <text:p text:style-name="P16">Drive digit[<text:span text:style-name="T5">7</text:span>]<text:span text:style-name="T6"> </text:span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Initiate next</text:p>
            <text:p text:style-name="P17"><text:span text:style-name="T6">display</text:span> tick</text:p>
          </table:table-cell>
          <table:table-cell table:style-name="Table1.A2" office:value-type="string">
            <text:p text:style-name="P15">Initiate next</text:p>
            <text:p text:style-name="P17"><text:span text:style-name="T6">display</text:span> tick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Initiate <text:span text:style-name="T7">final</text:span></text:p>
            <text:p text:style-name="P17"><text:span text:style-name="T6">display</text:span> tick</text:p>
          </table:table-cell>
          <table:table-cell table:style-name="Table1.A2" office:value-type="string">
            <text:p text:style-name="P25"/>
          </table:table-cell>
          <table:table-cell table:style-name="Table1.G2" office:value-type="string">
            <text:p text:style-name="P19"><text:s/>Exit <text:span text:style-name="T6">and call comms subroutine</text:span>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18">Start TCA<text:span text:style-name="T10">0</text:span></text:p>
          </table:table-cell>
          <table:table-cell table:style-name="Table3.B1" table:number-columns-spanned="5" office:value-type="string">
            <text:p text:style-name="P24">for loop controls display of digits 0 to 6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Initiate first</text:p>
            <text:p text:style-name="P18"><text:span text:style-name="T6">display</text:span> tick</text:p>
          </table:table-cell>
          <table:table-cell table:style-name="Table3.A2" office:value-type="string">
            <text:p text:style-name="P18"><text:span text:style-name="T6">wait for first tick</text:span></text:p>
          </table:table-cell>
          <table:table-cell table:style-name="Table3.A2" office:value-type="string">
            <text:p text:style-name="P18"><text:span text:style-name="T6">wait for tick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><text:span text:style-name="T6">wait for tick</text:span></text:p>
          </table:table-cell>
          <table:table-cell table:style-name="Table3.F2" office:value-type="string">
            <text:p text:style-name="P18"><text:span text:style-name="T6">wait for tick</text:span></text:p>
          </table:table-cell>
        </table:table-row>
        <table:table-row>
          <table:table-cell table:style-name="Table3.A2" office:value-type="string">
            <text:p text:style-name="P18">Drive digit[0<text:span text:style-name="T9">]</text:span></text:p>
          </table:table-cell>
          <table:table-cell table:style-name="Table3.A2" office:value-type="string">
            <text:p text:style-name="P18">Drive digit[<text:span text:style-name="T9">1]</text:span></text:p>
          </table:table-cell>
          <table:table-cell table:style-name="Table3.A2" office:value-type="string">
            <text:p text:style-name="P18">Drive digit[<text:span text:style-name="T9">2</text:span>] </text:p>
          </table:table-cell>
          <table:table-cell table:style-name="Table3.A2" office:value-type="string">
            <text:p text:style-name="P20">Drive digits <text:span text:style-name="T9">3</text:span>,<text:span text:style-name="T9">4</text:span> and <text:span text:style-name="T9">5</text:span></text:p>
          </table:table-cell>
          <table:table-cell table:style-name="Table3.A2" office:value-type="string">
            <text:p text:style-name="P18">Drive digit[<text:span text:style-name="T9">6</text:span>] </text:p>
          </table:table-cell>
          <table:table-cell table:style-name="Table3.F2" office:value-type="string">
            <text:p text:style-name="P18">Drive digit[<text:span text:style-name="T9">7</text:span>] </text:p>
          </table:table-cell>
        </table:table-row>
        <table:table-row>
          <table:table-cell table:style-name="Table3.A2" office:value-type="string">
            <text:p text:style-name="P24">Set Comms port to WPU</text:p>
          </table:table-cell>
          <table:table-cell table:style-name="Table3.A2" office:value-type="string">
            <text:p text:style-name="P18">Initiate next</text:p>
            <text:p text:style-name="P18"><text:span text:style-name="T6">display</text:span> tick</text:p>
          </table:table-cell>
          <table:table-cell table:style-name="Table3.A2" office:value-type="string">
            <text:p text:style-name="P18">Initiate next</text:p>
            <text:p text:style-name="P18"><text:span text:style-name="T6">display</text:span> tick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>Initiate <text:span text:style-name="T11">next</text:span></text:p>
            <text:p text:style-name="P18"><text:span text:style-name="T6">display</text:span> tick</text:p>
          </table:table-cell>
          <table:table-cell table:style-name="Table3.F2" office:value-type="string">
            <text:p text:style-name="P26">Initiate comms tick issue start pulse</text:p>
            <text:p text:style-name="P26">Call comms subroutin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8:06:39.291000000</meta:creation-date>
    <meta:generator>LibreOffice/6.2.8.2$Windows_X86_64 LibreOffice_project/f82ddfca21ebc1e222a662a32b25c0c9d20169ee</meta:generator>
    <dc:date>2021-07-14T21:01:05.319000000</dc:date>
    <meta:editing-duration>PT6H16M3S</meta:editing-duration>
    <meta:editing-cycles>13</meta:editing-cycles>
    <meta:document-statistic meta:table-count="2" meta:image-count="0" meta:object-count="0" meta:page-count="3" meta:paragraph-count="66" meta:word-count="272" meta:character-count="1475" meta:non-whitespace-character-count="1233"/>
  </office:meta>
</office:document-meta>
</file>